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9.25pt" svg:height="296.08pt" svg:x="321.28pt" svg:y="5.1pt">
            <loext:p draw:notify-on-update-of-ranges="Sheet1.A1:Sheet1.A5 Sheet1.F25:Sheet1.F25 Sheet1.B1:Sheet1.B5 Sheet1.A1:Sheet1.A5 Sheet1.F26:Sheet1.F26 Sheet1.C1:Sheet1.C5 Sheet1.A1:Sheet1.A5 Sheet1.F27:Sheet1.F27 Sheet1.D1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16" calcext:value-type="float">
            <text:p>17.516</text:p>
          </table:table-cell>
          <table:table-cell office:value-type="float" office:value="21.393" calcext:value-type="float">
            <text:p>21.393</text:p>
          </table:table-cell>
          <table:table-cell office:value-type="float" office:value="108.139" calcext:value-type="float">
            <text:p>108.139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87" calcext:value-type="float">
            <text:p>10.287</text:p>
          </table:table-cell>
          <table:table-cell office:value-type="float" office:value="12.328" calcext:value-type="float">
            <text:p>12.328</text:p>
          </table:table-cell>
          <table:table-cell office:value-type="float" office:value="68.588" calcext:value-type="float">
            <text:p>68.5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83" calcext:value-type="float">
            <text:p>5.883</text:p>
          </table:table-cell>
          <table:table-cell office:value-type="float" office:value="6.534" calcext:value-type="float">
            <text:p>6.534</text:p>
          </table:table-cell>
          <table:table-cell office:value-type="float" office:value="42.444" calcext:value-type="float">
            <text:p>42.4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3.916" calcext:value-type="float">
            <text:p>3.916</text:p>
          </table:table-cell>
          <table:table-cell office:value-type="float" office:value="14.764" calcext:value-type="float">
            <text:p>14.7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tel i5-4670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l i7-4700H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D A6-342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1:36:58.516442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7:21:31.539760652</meta:creation-date>
    <dc:date>2016-06-28T11:45:55.077062822</dc:date>
    <meta:editing-duration>PT17M57S</meta:editing-duration>
    <meta:editing-cycles>6</meta:editing-cycles>
    <meta:generator>LibreOffice/5.1.3.2$Linux_X86_64 LibreOffice_project/10m0$Build-2</meta:generator>
    <dc:creator>Hu </dc:cre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10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3cm" svg:height="10.446cm" xlink:href=".." xlink:type="simple" chart:class="chart:scatter" chart:style-name="ch1">
        <chart:title svg:x="8.596cm" svg:y="0.343cm" chart:style-name="ch2">
          <text:p>Optimeringer</text:p>
        </chart:title>
        <chart:legend svg:x="13.152cm" svg:y="0cm" style:legend-expansion="custom" chartooo:width="3.531cm" chartooo:height="1.836cm" style:legend-expansion-aspect-ratio="1.92320261437909" chart:style-name="ch3"/>
        <chart:plot-area chart:style-name="ch4" table:cell-range-address="Sheet1.A1:Sheet1.D5 Sheet1.F25:Sheet1.F27" chart:data-source-has-labels="row" svg:x="1.801cm" svg:y="1.748cm" svg:width="16.683cm" svg:height="7.458cm">
          <chartooo:coordinate-region svg:x="2.602cm" svg:y="1.945cm" svg:width="15.789cm" svg:height="6.618cm"/>
          <chart:axis chart:dimension="x" chart:name="primary-x" chart:style-name="ch5">
            <chart:title svg:x="8.789cm" svg:y="9.415cm" chart:style-name="ch6">
              <text:p>Optimeringsstadie</text:p>
            </chart:title>
          </chart:axis>
          <chart:axis chart:dimension="y" chart:name="primary-y" chart:style-name="ch7">
            <chart:title svg:x="0.843cm" svg:y="6.529cm" chart:style-name="ch8">
              <text:p>Tid i sekunder</text:p>
            </chart:title>
            <chart:grid chart:style-name="ch9" chart:class="major"/>
          </chart:axis>
          <chart:series chart:style-name="ch10" chart:values-cell-range-address="Sheet1.B1:Sheet1.B5" chart:label-cell-address="Sheet1.F25:Sheet1.F25" chart:class="chart:scatter">
            <chart:domain table:cell-range-address="Sheet1.A1:Sheet1.A5"/>
            <chart:data-point chart:repeated="5"/>
          </chart:series>
          <chart:series chart:style-name="ch11" chart:values-cell-range-address="Sheet1.C1:Sheet1.C5" chart:label-cell-address="Sheet1.F26:Sheet1.F26" chart:class="chart:scatter">
            <chart:data-point chart:repeated="5"/>
          </chart:series>
          <chart:series chart:style-name="ch12" chart:values-cell-range-address="Sheet1.D1:Sheet1.D5" chart:label-cell-address="Sheet1.F27:Sheet1.F2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-4670K</text:p>
                <draw:g>
                  <svg:desc>Sheet1.F25:Sheet1.F25</svg:desc>
                </draw:g>
              </table:table-cell>
              <table:table-cell office:value-type="string">
                <text:p>Intel i7-4700HQ</text:p>
                <draw:g>
                  <svg:desc>Sheet1.F26:Sheet1.F26</svg:desc>
                </draw:g>
              </table:table-cell>
              <table:table-cell office:value-type="string">
                <text:p>AMD A6-3420M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17.516">
                <text:p>17.516</text:p>
                <draw:g>
                  <svg:desc>Sheet1.B1:Sheet1.B5</svg:desc>
                </draw:g>
              </table:table-cell>
              <table:table-cell office:value-type="float" office:value="21.393">
                <text:p>21.393</text:p>
                <draw:g>
                  <svg:desc>Sheet1.C1:Sheet1.C5</svg:desc>
                </draw:g>
              </table:table-cell>
              <table:table-cell office:value-type="float" office:value="108.139">
                <text:p>108.139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87">
                <text:p>10.287</text:p>
              </table:table-cell>
              <table:table-cell office:value-type="float" office:value="12.328">
                <text:p>12.328</text:p>
              </table:table-cell>
              <table:table-cell office:value-type="float" office:value="68.588">
                <text:p>68.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883">
                <text:p>5.883</text:p>
              </table:table-cell>
              <table:table-cell office:value-type="float" office:value="6.534">
                <text:p>6.534</text:p>
              </table:table-cell>
              <table:table-cell office:value-type="float" office:value="42.444">
                <text:p>42.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3.916">
                <text:p>3.916</text:p>
              </table:table-cell>
              <table:table-cell office:value-type="float" office:value="14.764">
                <text:p>14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